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Your Own</text:p>
      <text:p text:style-name="P2">Optodist</text:p>
      <text:p text:style-name="P1">KIT</text:p>
      <text:p text:style-name="Standard"/>
      <text:p text:style-name="Standard">Width:<text:tab/>6 HP</text:p>
      <text:p text:style-name="Standard">Depth:<text:tab/>22 mm + 9 mm for the included power cable.</text:p>
      <text:p text:style-name="Standard"/>
      <text:p text:style-name="Standard">Power with <text:span text:style-name="T1">SR3</text:span> optocouplers and <text:span text:style-name="T1">green</text:span> led limiter.</text:p>
      <text:p text:style-name="Standard">+12V:<text:tab/>13mA</text:p>
      <text:p text:style-name="Standard">-12V:<text:tab/>12mA</text:p>
      <text:p text:style-name="Standard"/>
      <text:p text:style-name="Standard">Power with <text:span text:style-name="T1">SR3</text:span> optocouplers and <text:span text:style-name="T1">yellow</text:span> led limiter.</text:p>
      <text:p text:style-name="Standard">+12V:<text:tab/>14mA</text:p>
      <text:p text:style-name="Standard">-12V:<text:tab/>13mA</text:p>
      <text:p text:style-name="Standard"/>
      <text:p text:style-name="Standard">Power with <text:span text:style-name="T1">SR2</text:span> optocouplers and <text:span text:style-name="T1">green</text:span> led limiter.</text:p>
      <text:p text:style-name="Standard">+12V:<text:tab/>1?mA</text:p>
      <text:p text:style-name="Standard">-12V:<text:tab/>1?mA</text:p>
      <text:p text:style-name="Standard"/>
      <text:p text:style-name="Standard">Power with <text:span text:style-name="T1">SR2</text:span> optocouplers and <text:span text:style-name="T1">yellow</text:span> led limiter.</text:p>
      <text:p text:style-name="Standard">+12V:<text:tab/>1?mA</text:p>
      <text:p text:style-name="Standard">-12V:<text:tab/>1?mA</text:p>
      <text:p text:style-name="Standard"/>
      <text:p text:style-name="P1">Nominal impedance</text:p>
      <text:p text:style-name="Standard">Signal input:<text:tab/>100 kohm</text:p>
      <text:p text:style-name="Standard">CV input:<text:tab/>100 kohm</text:p>
      <text:p text:style-name="Standard">Signal output:<text:tab/>1 koh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5S</meta:editing-duration>
    <meta:editing-cycles>16</meta:editing-cycles>
    <meta:generator>OpenOffice.org/3.4.1$Win32 OpenOffice.org_project/341m1$Build-9593</meta:generator>
    <dc:date>2013-10-14T23:16:30.76</dc:date>
    <meta:document-statistic meta:table-count="0" meta:image-count="0" meta:object-count="0" meta:page-count="1" meta:paragraph-count="21" meta:word-count="81" meta:character-count="444"/>
    <meta:user-defined meta:name="Info 1"/>
    <meta:user-defined meta:name="Info 2"/>
    <meta:user-defined meta:name="Info 3"/>
    <meta:user-defined meta:name="Info 4"/>
  </office:meta>
</office:document-meta>
</file>